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A1" style:family="table-cell">
      <style:table-cell-properties fo:border="none"/>
    </style:style>
  </office:automatic-styles>
  <office:body>
    <office:text>
      <text:h text:style-name="Heading_20_1" text:outline-level="1">QUOTE# - SOFTWARE SUBSCRIPTION /TRAINING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ustomer Name:</text:p>
            </table:table-cell>
            <table:table-cell table:style-name="Table1.A1" office:value-type="string">
              <text:p text:style-name="Table_20_Heading">Date:</text:p>
            </table:table-cell>
          </table:table-row>
        </table:table-header-rows>
        <table:table-row>
          <table:table-cell table:style-name="Table1.A1" office:value-type="string">
            <text:p text:style-name="Table_20_Contents">Customer Address</text:p>
          </table:table-cell>
          <table:table-cell table:style-name="Table1.A1" office:value-type="string">
            <text:p text:style-name="Table_20_Contents">Validity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</table:table-cell>
        </table:table-row>
      </table:table>
      <text:p text:style-name="First_20_paragraph">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1">ITEM</text:p>
            </table:table-cell>
            <table:table-cell table:style-name="Table2.A1" office:value-type="string">
              <text:p text:style-name="P2">SKU</text:p>
            </table:table-cell>
            <table:table-cell table:style-name="Table2.A1" office:value-type="string">
              <text:p text:style-name="P3">DESCRIPTION</text:p>
            </table:table-cell>
            <table:table-cell table:style-name="Table2.A1" office:value-type="string">
              <text:p text:style-name="P4">RATE</text:p>
            </table:table-cell>
            <table:table-cell table:style-name="Table2.A1" office:value-type="string">
              <text:p text:style-name="P5">QTY</text:p>
            </table:table-cell>
            <table:table-cell table:style-name="Table2.A1" office:value-type="string">
              <text:p text:style-name="P6">AMOUNT</text:p>
            </table:table-cell>
          </table:table-row>
        </table:table-header-rows>
        <table:table-row>
          <table:table-cell table:style-name="Table2.A1" office:value-type="string">
    </table:table-cell>
          <table:table-cell table:style-name="Table2.A1" office:value-type="string">
    </table:table-cell>
          <table:table-cell table:style-name="Table2.A1" office:value-type="string">
    </table:table-cell>
          <table:table-cell table:style-name="Table2.A1" office:value-type="string">
    </table:table-cell>
          <table:table-cell table:style-name="Table2.A1" office:value-type="string">
    </table:table-cell>
          <table:table-cell table:style-name="Table2.A1" office:value-type="string">
    </table:table-cell>
        </table:table-row>
        <table:table-row>
          <table:table-cell table:style-name="Table2.A1" office:value-type="string">
    </table:table-cell>
          <table:table-cell table:style-name="Table2.A1" office:value-type="string">
    </table:table-cell>
          <table:table-cell table:style-name="Table2.A1" office:value-type="string">
    </table:table-cell>
          <table:table-cell table:style-name="Table2.A1" office:value-type="string">
    </table:table-cell>
          <table:table-cell table:style-name="Table2.A1" office:value-type="string">
            <text:p text:style-name="P11">TOTAL</text:p>
          </table:table-cell>
          <table:table-cell table:style-name="Table2.A1" office:value-type="string">
    </table:table-cell>
        </table:table-row>
      </table:table>
      <text:h text:style-name="Heading_20_1" text:outline-level="1">Important Terms &amp; Conditions</text:h>
      <text:list text:style-name="L1">
        <text:list-item>
          <text:p text:style-name="P13">18% GST extra applicable on invoice value.</text:p>
        </text:list-item>
        <text:list-item>
          <text:p text:style-name="P13">No Media included</text:p>
        </text:list-item>
        <text:list-item>
          <text:p text:style-name="P13">Payment Terms:</text:p>
        </text:list-item>
        <text:list-item>
          <text:p text:style-name="P13">Customer will be billed after issuing a valid Purchase Order</text:p>
        </text:list-item>
        <text:list-item>
          <text:p text:style-name="P13">Complete end user details to be provided to process the order.</text:p>
        </text:list-item>
        <text:list-item>
          <text:p text:style-name="P13">Delivery – 1 to 2 weeks from date of acceptable order.</text:p>
        </text:list-item>
        <text:list-item>
          <text:p text:style-name="P13">Above mentioned prices do not include the installation, commissioning, integration and maintenance.</text:p>
        </text:list-item>
        <text:list-item>
          <text:p text:style-name="P13">Subscription covers update, upgrade, web/telephonic only and as per the Rxx Hxxx's SLA applicable.</text:p>
        </text:list-item>
        <text:list-item>
          <text:p text:style-name="P13">Order Once Placed, Cannot not be cancelled</text:p>
        </text:list-item>
        <text:list-item>
          <text:p text:style-name="P13">NO TDS is to be deducted on Red Hat products under section 194J, a declaration letter for indemnity will be provided. Your confirmation will be necessary for billing</text:p>
        </text:list-item>
        <text:list-item>
          <text:p text:style-name="P13">For any error found in quote, please inform immediately. Keen &amp; Able can revise quote in such situation.</text:p>
        </text:list-item>
      </text:list>
      <text:h text:style-name="Heading_20_1" text:outline-level="1">For Kxxx and Axxx Cxxxxxxxx Px.Lxx</text:h>
      <text:p text:style-name="First_20_paragraph">Name of the Sales person, Email: <text:a xlink:type="simple" xlink:href="mailto:account@kxxxxxxx.in" office:name=""><text:span text:style-name="Definition">account@kxxxxxxx.in</text:span></text:a>, Contact no.</text:p>
      <text:p text:style-name="Text_20_body">Regd Address: 4xxx, Sxxxxxx Hxxxxxx, Pxxx No. 8, Sector xxB, Dxxxxx, Nxx Dxxxx – 1xxxxx</text:p>
      <text:p text:style-name="Text_20_body">GSTIN: 07xxxxxxxxxxxZR, CIN: UxxxxxxL1xxxxxxxxxxx6, www.kxxxxxxx.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